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Text_20_body">
      <style:text-properties officeooo:rsid="00913929" officeooo:paragraph-rsid="00913929"/>
    </style:style>
    <style:style style:name="P25" style:family="paragraph" style:parent-style-name="Thought">
      <style:text-properties officeooo:paragraph-rsid="00aa4871"/>
    </style:style>
    <style:style style:name="P26" style:family="paragraph" style:parent-style-name="Thought">
      <style:text-properties officeooo:rsid="00aa4871" officeooo:paragraph-rsid="00aa4871"/>
    </style:style>
    <style:style style:name="P27" style:family="paragraph" style:parent-style-name="Thought">
      <style:text-properties officeooo:paragraph-rsid="00df4e8f"/>
    </style:style>
    <style:style style:name="P28" style:family="paragraph" style:parent-style-name="Timekeeping">
      <style:text-properties officeooo:paragraph-rsid="00b71922"/>
    </style:style>
    <style:style style:name="P29" style:family="paragraph" style:parent-style-name="Timekeeping">
      <style:text-properties officeooo:paragraph-rsid="00c13144"/>
    </style:style>
    <style:style style:name="P30" style:family="paragraph" style:parent-style-name="Timekeeping">
      <style:text-properties officeooo:paragraph-rsid="00c32f96"/>
    </style:style>
    <style:style style:name="P31" style:family="paragraph" style:parent-style-name="Timekeeping">
      <style:text-properties officeooo:paragraph-rsid="00c4c7c7"/>
    </style:style>
    <style:style style:name="P32" style:family="paragraph" style:parent-style-name="Timekeeping">
      <style:text-properties officeooo:paragraph-rsid="00cf15de"/>
    </style:style>
    <style:style style:name="P33" style:family="paragraph" style:parent-style-name="Decision">
      <style:text-properties officeooo:rsid="00b942b8" officeooo:paragraph-rsid="00c44f49"/>
    </style:style>
    <style:style style:name="P34" style:family="paragraph" style:parent-style-name="Decision">
      <style:text-properties officeooo:paragraph-rsid="00cfdca9"/>
    </style:style>
    <style:style style:name="P35" style:family="paragraph" style:parent-style-name="Heading_20_1">
      <style:text-properties officeooo:rsid="00913929" officeooo:paragraph-rsid="00913929"/>
    </style:style>
    <style:style style:name="P36" style:family="paragraph" style:parent-style-name="Heading_20_1">
      <style:text-properties fo:language="en" fo:country="AU" officeooo:paragraph-rsid="008ae153"/>
    </style:style>
    <style:style style:name="P37" style:family="paragraph" style:parent-style-name="Heading_20_2">
      <style:text-properties officeooo:paragraph-rsid="00c4b403"/>
    </style:style>
    <style:style style:name="P38" style:family="paragraph" style:parent-style-name="Standard">
      <style:text-properties officeooo:paragraph-rsid="00f800ee"/>
    </style:style>
    <style:style style:name="P39" style:family="paragraph" style:parent-style-name="Standard">
      <style:text-properties officeooo:rsid="00f81696" officeooo:paragraph-rsid="00f81696"/>
    </style:style>
    <style:style style:name="P40" style:family="paragraph" style:parent-style-name="Standard">
      <style:text-properties officeooo:rsid="00faf035" officeooo:paragraph-rsid="00faf035"/>
    </style:style>
    <style:style style:name="P41" style:family="paragraph" style:parent-style-name="Standard">
      <style:text-properties officeooo:paragraph-rsid="010057b5"/>
    </style:style>
    <style:style style:name="P42" style:family="paragraph" style:parent-style-name="Standard">
      <style:text-properties officeooo:rsid="01047605" officeooo:paragraph-rsid="01047605"/>
    </style:style>
    <style:style style:name="P43" style:family="paragraph" style:parent-style-name="Standard">
      <style:text-properties officeooo:rsid="010612da" officeooo:paragraph-rsid="010612da"/>
    </style:style>
    <style:style style:name="P44" style:family="paragraph" style:parent-style-name="Standard">
      <style:text-properties officeooo:rsid="010791b7" officeooo:paragraph-rsid="010791b7"/>
    </style:style>
    <style:style style:name="P45" style:family="paragraph" style:parent-style-name="Standard">
      <style:text-properties officeooo:paragraph-rsid="010ac23c"/>
    </style:style>
    <style:style style:name="P46" style:family="paragraph" style:parent-style-name="Standard">
      <style:text-properties officeooo:rsid="010af5a3" officeooo:paragraph-rsid="010af5a3"/>
    </style:style>
    <style:style style:name="P47" style:family="paragraph" style:parent-style-name="Standard">
      <style:text-properties officeooo:rsid="010ec178" officeooo:paragraph-rsid="010ec178"/>
    </style:style>
    <style:style style:name="P48" style:family="paragraph" style:parent-style-name="Standard">
      <style:text-properties officeooo:paragraph-rsid="011748fe"/>
    </style:style>
    <style:style style:name="P49" style:family="paragraph" style:parent-style-name="Standard">
      <style:text-properties officeooo:paragraph-rsid="011dce24"/>
    </style:style>
    <style:style style:name="P50" style:family="paragraph" style:parent-style-name="Standard">
      <style:text-properties officeooo:paragraph-rsid="011f0e78"/>
    </style:style>
    <style:style style:name="P51" style:family="paragraph" style:parent-style-name="Standard">
      <style:text-properties officeooo:rsid="011f4f2d" officeooo:paragraph-rsid="011f4f2d"/>
    </style:style>
    <style:style style:name="P52" style:family="paragraph" style:parent-style-name="Standard">
      <style:text-properties officeooo:paragraph-rsid="011f5923"/>
    </style:style>
    <style:style style:name="P53" style:family="paragraph" style:parent-style-name="Standard">
      <style:text-properties officeooo:rsid="012afcfa" officeooo:paragraph-rsid="012afcfa"/>
    </style:style>
    <style:style style:name="P54" style:family="paragraph" style:parent-style-name="Standard">
      <style:text-properties officeooo:rsid="013688e8" officeooo:paragraph-rsid="013688e8"/>
    </style:style>
    <style:style style:name="P55" style:family="paragraph" style:parent-style-name="Timekeeping">
      <style:text-properties officeooo:paragraph-rsid="00f4f326"/>
    </style:style>
    <style:style style:name="P56" style:family="paragraph" style:parent-style-name="Timekeeping">
      <style:text-properties officeooo:paragraph-rsid="011f0e78"/>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3f9a86" fo:background-color="transparent" loext:char-shading-value="0"/>
    </style:style>
    <style:style style:name="T38" style:family="text">
      <style:text-properties officeooo:rsid="00aaee32"/>
    </style:style>
    <style:style style:name="T39" style:family="text">
      <style:text-properties officeooo:rsid="00af86a3"/>
    </style:style>
    <style:style style:name="T40" style:family="text">
      <style:text-properties officeooo:rsid="00b71922"/>
    </style:style>
    <style:style style:name="T41" style:family="text">
      <style:text-properties officeooo:rsid="00b942b8"/>
    </style:style>
    <style:style style:name="T42" style:family="text">
      <style:text-properties officeooo:rsid="00b99d82"/>
    </style:style>
    <style:style style:name="T43" style:family="text">
      <style:text-properties officeooo:rsid="00bc9a67"/>
    </style:style>
    <style:style style:name="T44" style:family="text">
      <style:text-properties officeooo:rsid="00c13144"/>
    </style:style>
    <style:style style:name="T45" style:family="text">
      <style:text-properties officeooo:rsid="00c4b403"/>
    </style:style>
    <style:style style:name="T46" style:family="text">
      <style:text-properties officeooo:rsid="00c68b97"/>
    </style:style>
    <style:style style:name="T47" style:family="text">
      <style:text-properties officeooo:rsid="00c83a06"/>
    </style:style>
    <style:style style:name="T48" style:family="text">
      <style:text-properties officeooo:rsid="00ca74c4"/>
    </style:style>
    <style:style style:name="T49" style:family="text">
      <style:text-properties officeooo:rsid="00cdda8a"/>
    </style:style>
    <style:style style:name="T50" style:family="text">
      <style:text-properties officeooo:rsid="00cf15de"/>
    </style:style>
    <style:style style:name="T51" style:family="text">
      <style:text-properties officeooo:rsid="00cfdca9"/>
    </style:style>
    <style:style style:name="T52" style:family="text">
      <style:text-properties officeooo:rsid="00d1465f"/>
    </style:style>
    <style:style style:name="T53" style:family="text">
      <style:text-properties officeooo:rsid="00d173fb"/>
    </style:style>
    <style:style style:name="T54" style:family="text">
      <style:text-properties officeooo:rsid="00d2c08f"/>
    </style:style>
    <style:style style:name="T55" style:family="text">
      <style:text-properties officeooo:rsid="00d63986"/>
    </style:style>
    <style:style style:name="T56" style:family="text">
      <style:text-properties officeooo:rsid="00d66cdd"/>
    </style:style>
    <style:style style:name="T57" style:family="text">
      <style:text-properties officeooo:rsid="00dab222"/>
    </style:style>
    <style:style style:name="T58" style:family="text">
      <style:text-properties officeooo:rsid="00de8630"/>
    </style:style>
    <style:style style:name="T59" style:family="text">
      <style:text-properties officeooo:rsid="00e1af3c"/>
    </style:style>
    <style:style style:name="T60" style:family="text">
      <style:text-properties officeooo:rsid="00e22fdb"/>
    </style:style>
    <style:style style:name="T61" style:family="text">
      <style:text-properties officeooo:rsid="00e80d2d"/>
    </style:style>
    <style:style style:name="T62" style:family="text">
      <style:text-properties officeooo:rsid="00f1993a"/>
    </style:style>
    <style:style style:name="T63" style:family="text">
      <style:text-properties officeooo:rsid="00f3b35a"/>
    </style:style>
    <style:style style:name="T64" style:family="text">
      <style:text-properties officeooo:rsid="00f4f326"/>
    </style:style>
    <style:style style:name="T65" style:family="text">
      <style:text-properties officeooo:rsid="00f800ee"/>
    </style:style>
    <style:style style:name="T66" style:family="text">
      <style:text-properties officeooo:rsid="00f81696"/>
    </style:style>
    <style:style style:name="T67" style:family="text">
      <style:text-properties officeooo:rsid="010ac23c"/>
    </style:style>
    <style:style style:name="T68" style:family="text">
      <style:text-properties officeooo:rsid="010d5369"/>
    </style:style>
    <style:style style:name="T69" style:family="text">
      <style:text-properties officeooo:rsid="0110d0dd"/>
    </style:style>
    <style:style style:name="T70" style:family="text">
      <style:text-properties officeooo:rsid="0115a084"/>
    </style:style>
    <style:style style:name="T71" style:family="text">
      <style:text-properties officeooo:rsid="011b9fd6"/>
    </style:style>
    <style:style style:name="T72" style:family="text">
      <style:text-properties officeooo:rsid="012400ee"/>
    </style:style>
    <style:style style:name="T73" style:family="text">
      <style:text-properties officeooo:rsid="012679b8"/>
    </style:style>
    <style:style style:name="T74" style:family="text">
      <style:text-properties officeooo:rsid="0127d1db"/>
    </style:style>
    <style:style style:name="T75" style:family="text">
      <style:text-properties officeooo:rsid="0129453a"/>
    </style:style>
    <style:style style:name="T76" style:family="text">
      <style:text-properties officeooo:rsid="012fcc7a"/>
    </style:style>
    <style:style style:name="T77" style:family="text">
      <style:text-properties officeooo:rsid="0131b58b"/>
    </style:style>
    <style:style style:name="T78" style:family="text">
      <style:text-properties officeooo:rsid="0133a91e"/>
    </style:style>
    <style:style style:name="T79" style:family="text">
      <style:text-properties officeooo:rsid="01383194"/>
    </style:style>
    <style:style style:name="T80" style:family="text">
      <style:text-properties officeooo:rsid="0138c778"/>
    </style:style>
    <style:style style:name="T81" style:family="text">
      <style:text-properties officeooo:rsid="013c30ae"/>
    </style:style>
    <style:style style:name="T82" style:family="text">
      <style:text-properties officeooo:rsid="013da900"/>
    </style:style>
    <style:style style:name="T83" style:family="text">
      <style:text-properties officeooo:rsid="013dcdbf"/>
    </style:style>
    <style:style style:name="T84" style:family="text">
      <style:text-properties officeooo:rsid="013f9a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35" text:outline-level="1">Reading this journal</text:h>
      <text:p text:style-name="P24">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25">I estimate I should have time to complete the exercise before <text:span text:style-name="T13">Saturday </text:span>2022-11-0<text:span text:style-name="T9">5.</text:span></text:p>
      <text:p text:style-name="Standard"/>
      <text:p text:style-name="P26">Sang-Woo confirmed that adjusting the application code isn’t in scope. I will therefore build in auto scaling without considering application code changes <text:span text:style-name="T38">in my solution</text:span>.</text:p>
      <text:h text:style-name="P36"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39">CDK might be a better </text:span><text:span text:style-name="T25">choice, </text:span><text:span text:style-name="T39">as we are </text:span><text:span text:style-name="T59">specifically </text:span><text:span text:style-name="T39">targeting AWS </text:span><text:span text:style-name="T59">right now, </text:span><text:span text:style-name="T60">but it means putting all our eggs in AWS and that makes me a little uncomfortable</text:span><text:span text:style-name="T39">. </text:span><text:span text:style-name="T59">While </text:span><text:span text:style-name="T24">t</text:span><text:span text:style-name="T59">he platform agnosticism of </text:span><text:span text:style-name="T39">Terraform </text:span><text:span text:style-name="T59">is a bit overstated </text:span><text:span text:style-name="T39">it will at least </text:span><text:span text:style-name="T24">mean some of our constants will be platform agnostic</text:span><text:span text:style-name="T39">.</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48">a lot of things installed that I will need.</text:span></text:p>
      <text:h text:style-name="Heading_20_2" text:outline-level="2">Setting up version control</text:h>
      <text:p text:style-name="P28">2022-11-<text:span text:style-name="T9">2</text:span> @ <text:span text:style-name="T40">2</text:span><text:span text:style-name="T9">:</text:span><text:span text:style-name="T40">00</text:span><text:span text:style-name="T9">p</text:span>m – <text:span text:style-name="T15">Cloning repository and pushing a copy to my own personal GitHub to work against.</text:span></text:p>
      <text:p text:style-name="P6"/>
      <text:p text:style-name="Timekeeping"><text:soft-page-break/>2022-11-2 @ 2:1<text:span text:style-name="T41">0</text:span>pm – New repository is created.</text:p>
      <text:p text:style-name="Standard"/>
      <text:p text:style-name="P30"><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42">Installing `docker-compose` and `docker` on my workstation.</text:span></text:p>
      <text:p text:style-name="P7"/>
      <text:p text:style-name="P33">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31"><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37" text:outline-level="2"><text:span text:style-name="T45">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43">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47">Now I will </text:span>set up Terraform and connect to my AWS account from my workstation.</text:p>
      <text:p text:style-name="Standard"/>
      <text:p text:style-name="P29"><text:span text:style-name="T43">2022-11-</text:span><text:span text:style-name="T9">2</text:span><text:span text:style-name="T43"> @ </text:span><text:span text:style-name="T44">4</text:span><text:span text:style-name="T9">:</text:span><text:span text:style-name="T44">3</text:span><text:span text:style-name="T40">0</text:span><text:span text:style-name="T9">p</text:span><text:span text:style-name="T43">m – </text:span><text:span text:style-name="T46">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49">Turns out it wasn’t quite that simple. I needed to swap out the `</text:span>$(lsb_release -cs)<text:span text:style-name="T49">`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32"><text:span text:style-name="T5">Total machine time is </text:span>1<text:span text:style-name="T6"> hour</text:span><text:span text:style-name="T8">s</text:span><text:span text:style-name="T6">, </text:span><text:span text:style-name="T50">15</text:span><text:span text:style-name="T5"> minutes.</text:span></text:p>
      <text:h text:style-name="Heading_20_1" text:outline-level="1">Making a change to AWS <text:span text:style-name="T63">via Terraform</text:span></text:h>
      <text:p text:style-name="Timekeeping"><text:span text:style-name="T50">2022-11-2 </text:span><text:span text:style-name="T51">@ </text:span><text:span text:style-name="T52">4</text:span><text:span text:style-name="T51">:</text:span><text:span text:style-name="T52">45</text:span><text:span text:style-name="T51">pm – I </text:span><text:span text:style-name="T52">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53">at this stage </text:span>so I expect to take most of my code from examples online, <text:span text:style-name="T54">at least early on</text:span>.</text:p>
      <text:p text:style-name="P15"/>
      <text:p text:style-name="P34">I figure my solution is going to essentially follow the pattern in this <text:span text:style-name="T51">H</text:span>ashicorp example using ecs and an application load balanacer, so I will poach my starting code from <text:span text:style-name="T55">there.</text:span></text:p>
      <text:p text:style-name="P34">https://github.com/hashicorp/terraform-provider-aws/tree/main/examples/ecs-alb</text:p>
      <text:h text:style-name="Heading_20_2" text:outline-level="2">Getting Terraform to create an ECS cluster</text:h>
      <text:p text:style-name="Timekeeping"><text:span text:style-name="T50">2022-11-2 </text:span><text:span text:style-name="T51">@ 5:0</text:span><text:span text:style-name="T56">5</text:span><text:span text:style-name="T51">pm – </text:span><text:span text:style-name="T56">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58">A `terraform validate` shows t</text:span>he AWS region variable isn’t specified because I haven’t copied that over.</text:p>
      <text:p text:style-name="Standard"/>
      <text:p text:style-name="Decision">I will grab <text:span text:style-name="T22">variables</text:span><text:span text:style-name="T57">.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27"><text:span text:style-name="T58">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I will create a new AWS account for this exercise and generate an API key for programmatic access. <text:span text:style-name="T61">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62">(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55"><text:span text:style-name="T5">Total machine time is </text:span><text:span text:style-name="T64">2</text:span><text:span text:style-name="T6"> hour</text:span><text:span text:style-name="T8">s</text:span><text:span text:style-name="T6">, </text:span><text:span text:style-name="T50">15</text:span><text:span text:style-name="T5"> minutes.</text:span></text:p>
      <text:h text:style-name="Heading_20_2" text:outline-level="2">Getting the <text:span text:style-name="T65">Hashicorp “Ghost” </text:span><text:span text:style-name="T12">example </text:span><text:span text:style-name="T65">running in AWS</text:span></text:h>
      <text:p text:style-name="Thought">The Hashicorp ECS example isn’t exactly what I am looking for (I am going to modify it to run via Fargate instead of EC2 for example). But it seems like a good foundation and it lets me defer dealing with some of the other parts of the challenge till after I have a working set of containers.</text:p>
      <text:p text:style-name="P38"/>
      <text:p text:style-name="Decision">I will copy over the rest of the example Terraform from Hashicorp and get their copy of Ghost running with it.</text:p>
      <text:p text:style-name="P38"/>
      <text:p text:style-name="Timekeeping">2022-11-3 @ 9:45am – Copying the rest of the Terraform example over and getting it to run.</text:p>
      <text:p text:style-name="P38"/>
      <text:p text:style-name="Thought">I have had to copy over configuration for files I know I don’t actually need for my solution. I am not expecting to have EC2 instances as part of my solution. <text:span text:style-name="T66">I think it should be straightforward to </text:span><text:span text:style-name="T29">simplify things once I have something working.</text:span></text:p>
      <text:p text:style-name="P39"/>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40"/>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41"/>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42"/>
      <text:p text:style-name="Thought">Looks like the task defintion resource needed `requires_compatibilities = ["FARGATE"]`. I am not certain what that does.</text:p>
      <text:p text:style-name="P43"/>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44"/>
      <text:p text:style-name="Thought">I hope everything runs once I have got past the errors. I have stripped so much of the example code away to run on Fargate now. <text:span text:style-name="T67">It would be unfortunate if I </text:span><text:span text:style-name="T31">encounter some deal breaker than means I have to abandon the example code.</text:span></text:p>
      <text:p text:style-name="P45"/>
      <text:p text:style-name="Thought"><text:span text:style-name="T68">I n</text:span>eed<text:span text:style-name="T68">ed</text:span> to make some tweaks to log configuration. <text:span text:style-name="T68">We need to specify a log stream prefix when using Fargate.</text:span></text:p>
      <text:p text:style-name="P46"/>
      <text:p text:style-name="Thought">Creating the load balancer via Terraform takes about two minutes, and other resources are not created till after it. This makes the feedback loop for fixing problems longer than would be ideal.</text:p>
      <text:p text:style-name="P47"/>
      <text:p text:style-name="Decision"><text:soft-page-break/>We need to add a role for the Fargate tasks to run as now that we have moved away from EC2. I will create this role now, <text:span text:style-name="T69">I will use the AWS managed role because we have no special </text:span><text:span text:style-name="T33">permissions </text:span><text:span text:style-name="T69">for </text:span><text:span text:style-name="T32">these </text:span><text:span text:style-name="T69">task</text:span><text:span text:style-name="T70">s</text:span>.</text:p>
      <text:p text:style-name="P48"/>
      <text:p text:style-name="Decision">Another error, we need to define the instance <text:span text:style-name="T72">size </text:span>details for Fargate. These were implied by the EC2 instance previously. <text:span text:style-name="T73">I will add the cpu and memory keys.</text:span></text:p>
      <text:p text:style-name="P51"/>
      <text:p text:style-name="Decision">I just noticed there are a bunch of unused variables in the Terraform now. I will clean them out.</text:p>
      <text:p text:style-name="P52"/>
      <text:p text:style-name="Thought">Now our target group is incompatible with our tasks. I need to dig into how to resolve this. <text:span text:style-name="T75">Networking </text:span><text:span text:style-name="T74">is a less familiar area of AWS for me.</text:span></text:p>
      <text:p text:style-name="P53"/>
      <text:p text:style-name="Decision">It appears we were getting a default target group that targeted instances, not IP addresses. Because Fargate will add tasks to a target group based on their IP, we need to explicitly set the `target_type = “IP”` when using Fargate.</text:p>
      <text:p text:style-name="P52"/>
      <text:p text:style-name="Decision">A follow on to the above is that we now need to provide a subnet to the ECS service to <text:span text:style-name="T34">allocate</text:span> IP addresses from.</text:p>
      <text:p text:style-name="P52"/>
      <text:p text:style-name="Decision">It turns out we don’t need to specify an ECS service role because we are using simplified networking now. <text:span text:style-name="T76">I can remove the </text:span><text:span text:style-name="T35">explicit </text:span><text:span text:style-name="T76">service role.</text:span></text:p>
      <text:p text:style-name="P52"/>
      <text:p text:style-name="Thought">Success! A clean `terraform apply`. Time to check if it is reachable.</text:p>
      <text:p text:style-name="P54"/>
      <text:p text:style-name="Thought">Got a bit of a scare when I saw the 503 unreachable. But the task is still starting. <text:span text:style-name="T79">It seems to be taking a long time to start. </text:span><text:span text:style-name="T80">Nothing shows in the logs yet. I will be patient a bit longer.</text:span></text:p>
      <text:p text:style-name="P52"/>
      <text:p text:style-name="Decision"><text:soft-page-break/>Got an error from the task that it could not pull the image. This seems surprising, I will confirm if I can pull it myself locally.</text:p>
      <text:p text:style-name="P52"/>
      <text:p text:style-name="Thought">Things work for me locally. Comments online suggest this is a problem where I haven’t given ECS enough permissions to pull the image from the public internet. I will need to resolve this after lunch.</text:p>
      <text:p text:style-name="P52"/>
      <text:p text:style-name="Timekeeping">2022-11-3 @ 1<text:span text:style-name="T81">2</text:span>:<text:span text:style-name="T81">00a</text:span>m – <text:span text:style-name="T36">Terraform is now doing its part and things are running on</text:span> Fargate.</text:p>
      <text:p text:style-name="P49"/>
      <text:p text:style-name="P56"><text:span text:style-name="T5">Total machine time is </text:span><text:span text:style-name="T77">4</text:span><text:span text:style-name="T6"> hour</text:span><text:span text:style-name="T8">s</text:span><text:span text:style-name="T6">, </text:span><text:span text:style-name="T83">30</text:span><text:span text:style-name="T5"> minutes.</text:span></text:p>
      <text:p text:style-name="P50"/>
      <text:p text:style-name="Thought"><text:span text:style-name="T37">Once the issue with pulling the image is resolved, n</text:span>ext steps will be defining a container registry, adding the docker images for the todo list app that we really want to host to a container registry and then adjusting the task definition to load that app instead of ghos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3T12:04:47.497196256</dc:date>
    <meta:editing-duration>PT19H2M58S</meta:editing-duration>
    <meta:editing-cycles>253</meta:editing-cycles>
    <meta:print-date>2022-10-30T17:02:39.029966853</meta:print-date>
    <meta:document-statistic meta:table-count="0" meta:image-count="0" meta:object-count="0" meta:page-count="10" meta:paragraph-count="101" meta:word-count="2056" meta:character-count="11632" meta:non-whitespace-character-count="9663"/>
  </office:meta>
</office:document-meta>
</file>